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06pt" fo:break-before="auto" style:use-optimal-row-height="true"/>
    </style:style>
    <style:style style:name="ro3" style:family="table-row">
      <style:table-row-properties style:row-height="57.29pt" fo:break-before="auto" style:use-optimal-row-height="true"/>
    </style:style>
    <style:style style:name="ro4" style:family="table-row">
      <style:table-row-properties style:row-height="34.81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ro7" style:family="table-row">
      <style:table-row-properties style:row-height="40.25pt" fo:break-before="auto" style:use-optimal-row-height="true"/>
    </style:style>
    <style:style style:name="ro8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0ee90" fo:border="0.06pt solid #000000" style:vertical-align="top"/>
      <style:text-properties fo:font-weight="bold"/>
    </style:style>
    <style:style style:name="ce4" style:family="table-cell" style:parent-style-name="Default" style:data-style-name="N100">
      <style:table-cell-properties fo:background-color="#90ee90" fo:border="0.06pt solid #000000" style:vertical-align="top"/>
      <style:text-properties fo:font-weight="100"/>
    </style:style>
    <style:style style:name="ce5" style:family="table-cell" style:parent-style-name="Default">
      <style:table-cell-properties fo:background-color="#add8e6" fo:border="0.06pt solid #000000" style:vertical-align="top"/>
      <style:text-properties fo:font-weight="bold"/>
    </style:style>
    <style:style style:name="ce15" style:family="table-cell" style:parent-style-name="Default">
      <style:table-cell-properties fo:background-color="#add8e6" fo:wrap-option="wrap" fo:border="0.06pt solid #000000" style:vertical-align="top"/>
      <style:text-properties fo:font-weight="100"/>
    </style:style>
    <style:style style:name="ce6" style:family="table-cell" style:parent-style-name="Default">
      <style:table-cell-properties fo:background-color="#add8e6" fo:border="0.06pt solid #000000" style:vertical-align="top"/>
      <style:text-properties fo:font-weight="100"/>
    </style:style>
    <style:style style:name="ce7" style:family="table-cell" style:parent-style-name="Default">
      <style:table-cell-properties style:vertical-align="top"/>
      <style:text-properties fo:color="#ff007f"/>
    </style:style>
    <style:style style:name="ce8" style:family="table-cell" style:parent-style-name="Default">
      <style:table-cell-properties fo:background-color="#90ee90" fo:wrap-option="wrap" fo:border="0.06pt solid #000000" style:vertical-align="top"/>
      <style:text-properties fo:font-weight="100"/>
    </style:style>
    <style:style style:name="ce9" style:family="table-cell" style:parent-style-name="Default">
      <style:table-cell-properties fo:background-color="#90ee90" fo:border="0.06pt solid #000000" style:vertical-align="top"/>
      <style:text-properties fo:font-weight="100"/>
    </style:style>
  </office:automatic-styles>
  <office:body>
    <office:spreadsheet>
      <table:calculation-settings table:automatic-find-labels="false" table:use-regular-expressions="false" table:use-wildcards="true"/>
      <table:table table:name="CacheTestpl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Verification Plan for Cache Hierarchy</text:p>
          </table:table-cell>
          <table:table-cell/>
          <table:table-cell table:style-name="ce7" office:value-type="string" calcext:value-type="string">
            <text:p>clear vs flush signal?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3" office:value-type="string" calcext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ead/Write Nominal Feature</text:p>
          </table:table-cell>
          <table:table-cell table:style-name="ce8" office:value-type="string" calcext:value-type="string">
            <text:p>Able to read and write data from address ranges (0, 0x8000_0000) with random byte enables when the data may or may not exists in the cache (cache hit/cache miss). Nominal cache read/write opera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Random 32 bit inputs for addresses with random 4 bit byte enable constrained to the usable cache address range with a randomized read/write enable signal. <text:s/>The cache has also been preconditioned to hold random data that will produce a cache hit for certain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data pins to ensure the correct byte/s for a read and that this data is the same as was previously written to the cache. <text:s/>Ensure that the busy flag only takes [undefined] cycle to register the data for a cache hi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1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and data port have been covered for a cache hit or miss. <text:s/>All transitions from the cache state machine have been exercis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Write Back Feature</text:p>
          </table:table-cell>
          <table:table-cell table:style-name="ce8" office:value-type="string" calcext:value-type="string">
            <text:p>Able to evict dirty cache blocks. <text:s/>This feature ensures that data that has been written by the processor (dirty) will be written back up the memory hierarchy to avoid data loss on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 sequence of random writes to the same cache block with the same index but different tag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requests to the memory bus to initiate a write back to memor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2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cache blocks trigger write back requests to memory on a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Flush/Clear Feature</text:p>
          </table:table-cell>
          <table:table-cell table:style-name="ce8" office:value-type="string" calcext:value-type="string">
            <text:p>Caches write back all dirty cache frames upon receiving a flush or clear signal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3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flush or clear enable signal at random timings within nominal read and write transactions such that dirty cache blocks are written back to memory. <text:s/>This requires that the cache has been preconditioned to contain dirty blocks by writing random data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8">
          <table:table-cell/>
          <table:table-cell table:style-name="ce4" office:value-type="string" calcext:value-type="string">
            <text:p>3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write requests to the memory arbiter when flushing or clearing dirty cache blocks from the system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6" office:value-type="string" calcext:value-type="string">
            <text:p>Coverage</text:p>
          </table:table-cell>
          <table:table-cell table:style-name="ce9" office:value-type="string" calcext:value-type="string">
            <text:p>All frames write back their data on a flush or clear operation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</text:p>
          </table:table-cell>
          <table:table-cell table:style-name="ce6" office:value-type="string" calcext:value-type="string">
            <text:p>Precedence Feature</text:p>
          </table:table-cell>
          <table:table-cell table:style-name="ce8" office:value-type="string" calcext:value-type="string">
            <text:p>This feature checks whether the flush/clear takes precedence over the read/writ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8">
          <table:table-cell/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ssert a flush or clear signal in the middle of a read or write transaction at random times during the transa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8">
          <table:table-cell/>
          <table:table-cell table:style-name="ce4" office:value-type="string" calcext:value-type="string">
            <text:p>4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read/write terminates and a flush/clear transaction begin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string" calcext:value-type="string">
            <text:p>Coverage</text:p>
          </table:table-cell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8">
          <table:table-cell/>
          <table:table-cell table:style-name="ce4" office:value-type="string" calcext:value-type="string">
            <text:p>5</text:p>
          </table:table-cell>
          <table:table-cell table:style-name="ce6" office:value-type="string" calcext:value-type="string">
            <text:p>Replacement Policy Feature</text:p>
          </table:table-cell>
          <table:table-cell table:style-name="ce8" office:value-type="string" calcext:value-type="string">
            <text:p>Ensure that the cache replaces blocks using the LRU replacement strateg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tream of reads and writes with same cache block index but different tag to trigger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proper block is evicted based on the LRU replacement policy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frames evict the LRU cache block on a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</text:p>
          </table:table-cell>
          <table:table-cell table:style-name="ce6" office:value-type="string" calcext:value-type="string">
            <text:p>Bounds Feature</text:p>
          </table:table-cell>
          <table:table-cell table:style-name="ce8" office:value-type="string" calcext:value-type="string">
            <text:p>Ensure that the cache usable address space is enforced, i.e. when requesting an address outside of the usable bounds, the request is ignor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equence of reads/writes that include a random number of acces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Check the address of the read/write request and ensure that the cache ignores the request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port have been request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what is the behavior on bad addres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7</text:p>
          </table:table-cell>
          <table:table-cell table:style-name="ce6" office:value-type="string" calcext:value-type="string">
            <text:p>I and D Conflict</text:p>
          </table:table-cell>
          <table:table-cell table:style-name="ce8" office:value-type="string" calcext:value-type="string">
            <text:p>Able to schedule Instruction and Data Cache read/write requests such that a fair access of the memory bus occurs between the two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7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imultaneous read/write requests to the I and D cache with random 32 bit addresses constrained to the usable address space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6" office:value-type="string" calcext:value-type="string">
            <text:p>Checkers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6" office:value-type="string" calcext:value-type="string">
            <text:p>Coverage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0/00/0000</text:date>, <text:time style:data-style-name="N2" text:time-value="18:50:15.482792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9:53:34.582873481</meta:creation-date>
    <dc:date>2022-02-06T19:06:16.234177071</dc:date>
    <meta:editing-duration>P2DT4H33M6S</meta:editing-duration>
    <meta:editing-cycles>29</meta:editing-cycles>
    <meta:generator>LibreOffice/5.3.6.1$Linux_X86_64 LibreOffice_project/30$Build-1</meta:generator>
    <meta:document-statistic meta:table-count="2" meta:cell-count="151" meta:object-count="0"/>
  </office:meta>
</office:document-meta>
</file>